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venir" svg:font-family="Avenir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b2b2b" style:font-name="Liberation Sans" fo:font-size="12pt" fo:letter-spacing="normal" fo:font-style="normal" fo:font-weight="bold" officeooo:paragraph-rsid="0002a5c0" style:font-weight-asian="bold" style:font-weight-complex="bold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b2b2b" style:font-name="Liberation Sans" fo:font-size="12pt" fo:letter-spacing="normal" fo:font-style="italic" fo:font-weight="normal" officeooo:paragraph-rsid="0002a5c0" style:font-style-asian="italic" style:font-style-complex="italic"/>
    </style:style>
    <style:style style:name="P3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style:font-name="Liberation Sans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80067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ans" fo:font-weight="bold" officeooo:paragraph-rsid="000998aa" style:font-weight-asian="bold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ans" fo:font-weight="bold" officeooo:paragraph-rsid="000b4b01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ans" fo:font-weight="bold" officeooo:rsid="00094ad3" officeooo:paragraph-rsid="00094ad3" style:font-weight-asian="bold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ans" style:text-underline-style="solid" style:text-underline-width="auto" style:text-underline-color="font-color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ans" style:text-underline-style="solid" style:text-underline-width="auto" style:text-underline-color="font-color" fo:font-weight="normal" officeooo:rsid="00094ad3" officeooo:paragraph-rsid="00094ad3" style:font-weight-asian="normal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ans" fo:font-style="italic" style:font-style-asian="italic" style:font-style-complex="italic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2b2b" style:font-name="Liberation Sans" fo:font-size="12pt" fo:letter-spacing="normal" fo:font-style="normal" fo:font-weight="normal" officeooo:rsid="000719b8" style:font-weight-asian="bold" style:font-weight-complex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2b2b" style:font-name="Liberation Sans" fo:font-size="12pt" fo:letter-spacing="normal" fo:font-style="normal" fo:font-weight="normal" officeooo:rsid="000719b8" officeooo:paragraph-rsid="000719b8" style:font-weight-asian="bold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2b2b" style:font-name="Liberation Sans" fo:font-size="12pt" fo:letter-spacing="normal" fo:font-style="normal" fo:font-weight="normal" officeooo:rsid="000719b8" officeooo:paragraph-rsid="00080067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2b2b" style:font-name="Avenir" fo:font-size="12pt" fo:letter-spacing="normal" fo:font-style="normal" fo:font-weight="normal" officeooo:rsid="000719b8" officeooo:paragraph-rsid="00080067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2b2b" style:font-name="Avenir" fo:font-size="12pt" fo:letter-spacing="normal" fo:font-style="normal" fo:font-weight="normal" officeooo:rsid="000719b8" officeooo:paragraph-rsid="00080067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2b2b" style:font-name="Avenir" fo:font-size="12pt" fo:letter-spacing="normal" fo:font-style="normal" fo:font-weight="normal" officeooo:rsid="000719b8" officeooo:paragraph-rsid="000b4b0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2b2b" style:font-name="Avenir" fo:font-size="12pt" fo:letter-spacing="normal" fo:font-style="normal" fo:font-weight="normal" officeooo:rsid="000b4b01" officeooo:paragraph-rsid="000b4b01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2b2b2b" style:font-name="Avenir" fo:font-size="12pt" fo:letter-spacing="normal" fo:font-style="normal" fo:font-weight="normal" officeooo:rsid="000719b8" style:font-style-asian="normal" style:font-style-complex="normal"/>
    </style:style>
    <style:style style:name="T2" style:family="text">
      <style:text-properties fo:font-variant="normal" fo:text-transform="none" fo:color="#2b2b2b" style:font-name="Avenir" fo:font-size="12pt" fo:letter-spacing="normal" fo:font-style="normal" fo:font-weight="normal" officeooo:rsid="000998aa" style:font-style-asian="normal" style:font-style-complex="normal"/>
    </style:style>
    <style:style style:name="T3" style:family="text">
      <style:text-properties fo:font-variant="normal" fo:text-transform="none" fo:color="#2b2b2b" style:font-name="Avenir" fo:font-size="12pt" fo:letter-spacing="normal" fo:font-style="normal" fo:font-weight="normal" officeooo:rsid="000b4b01" style:font-style-asian="normal" style:font-style-complex="normal"/>
    </style:style>
    <style:style style:name="T4" style:family="text">
      <style:text-properties fo:font-variant="normal" fo:text-transform="none" fo:color="#2b2b2b" style:font-name="Avenir" fo:font-size="12pt" fo:letter-spacing="normal" fo:font-style="normal" fo:font-weight="normal" officeooo:rsid="000cd50b" style:font-style-asian="normal" style:font-style-complex="normal"/>
    </style:style>
    <style:style style:name="T5" style:family="text">
      <style:text-properties fo:font-variant="normal" fo:text-transform="none" fo:color="#2b2b2b" fo:font-size="12pt" fo:letter-spacing="normal" fo:font-style="normal" fo:font-weight="normal"/>
    </style:style>
    <style:style style:name="T6" style:family="text">
      <style:text-properties fo:font-variant="normal" fo:text-transform="none" fo:color="#2b2b2b" fo:font-size="12pt" fo:letter-spacing="normal" fo:font-style="normal" fo:font-weight="normal" officeooo:rsid="00012900"/>
    </style:style>
    <style:style style:name="T7" style:family="text">
      <style:text-properties fo:font-variant="normal" fo:text-transform="none" fo:color="#2b2b2b" fo:font-size="12pt" fo:letter-spacing="normal" fo:font-style="normal" fo:font-weight="normal" officeooo:rsid="000719b8"/>
    </style:style>
    <style:style style:name="T8" style:family="text">
      <style:text-properties fo:font-variant="normal" fo:text-transform="none" fo:color="#2b2b2b" fo:font-size="12pt" fo:letter-spacing="normal" fo:font-style="normal" fo:font-weight="normal" officeooo:rsid="00094ad3"/>
    </style:style>
    <style:style style:name="T9" style:family="text">
      <style:text-properties fo:font-variant="normal" fo:text-transform="none" fo:color="#2b2b2b" fo:font-size="12pt" fo:letter-spacing="normal" fo:font-style="normal" fo:font-weight="normal" officeooo:rsid="000998aa"/>
    </style:style>
    <style:style style:name="T10" style:family="text">
      <style:text-properties fo:font-variant="normal" fo:text-transform="none" fo:color="#2b2b2b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2b2b2b" fo:font-size="12pt" fo:letter-spacing="normal" fo:font-style="normal" fo:font-weight="bold" officeooo:rsid="00012900" style:font-weight-asian="bold" style:font-weight-complex="bold"/>
    </style:style>
    <style:style style:name="T12" style:family="text">
      <style:text-properties fo:font-variant="normal" fo:text-transform="none" fo:color="#2b2b2b" fo:font-size="12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2b2b2b" fo:font-size="12pt" fo:letter-spacing="normal" fo:font-weight="normal" style:font-weight-asian="bold" style:font-weight-complex="bold"/>
    </style:style>
    <style:style style:name="T14" style:family="text">
      <style:text-properties fo:font-variant="normal" fo:text-transform="none" fo:color="#2b2b2b" fo:font-size="12pt" fo:letter-spacing="normal" fo:font-weight="normal" officeooo:rsid="000719b8" style:font-weight-asian="bold" style:font-weight-complex="bold"/>
    </style:style>
    <style:style style:name="T15" style:family="text">
      <style:text-properties fo:font-variant="normal" fo:text-transform="none" fo:color="#2b2b2b" fo:font-size="12pt" fo:letter-spacing="normal" fo:font-weight="bold" officeooo:rsid="000719b8" style:font-weight-asian="bold" style:font-weight-complex="bold"/>
    </style:style>
    <style:style style:name="T16" style:family="text">
      <style:text-properties fo:font-variant="normal" fo:text-transform="none" fo:color="#2b2b2b" style:font-name="Liberation Sans" fo:font-size="12pt" fo:letter-spacing="normal" fo:font-style="normal" fo:font-weight="normal" officeooo:rsid="000719b8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2b2b2b" style:font-name="Liberation Sans" fo:font-size="12pt" fo:letter-spacing="normal" fo:font-style="normal" fo:font-weight="bold" officeooo:rsid="000719b8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2b2b2b" style:font-name="Liberation Sans" fo:font-size="12pt" fo:letter-spacing="normal" fo:language="en" fo:country="US" fo:font-style="normal" fo:font-weight="normal" officeooo:rsid="000b4b01" style:font-style-asian="normal" style:font-weight-asian="bold" style:font-style-complex="normal" style:font-weight-complex="bold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officeooo:rsid="00012900" style:font-weight-asian="normal" style:font-weight-complex="normal"/>
    </style:style>
    <style:style style:name="T21" style:family="text">
      <style:text-properties officeooo:rsid="00094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------------------------------------------------------</text:span><text:span text:style-name="T9">Q1</text:span><text:span text:style-name="T7">--------------------------------------------------------------</text:span></text:p>
      <text:p text:style-name="P8"><text:span text:style-name="T8">Theme: c</text:span><text:span text:style-name="T5">alories are important but they aren’t the </text:span><text:span text:style-name="T10">whole picture.</text:span></text:p>
      <text:p text:style-name="P1"><text:span text:style-name="T21">Answer to following </text:span>an example. </text:p>
      <text:p text:style-name="P2"><text:span text:style-name="T19">Say two people are told that they can eat whatever they want at lunch as long as it doesn’t exceed 500 calories. </text:span><text:span text:style-name="T20">John </text:span><text:span text:style-name="T19">grabs a slice of cheese pizza and two 100-calorie packs of cookies. </text:span><text:span text:style-name="T20">Mike</text:span><text:span text:style-name="T19"> grabs a turkey sandwich on whole wheat bread with provolone cheese, lettuce, tomato, and mustard and an apple on the side.</text:span></text:p>
      <text:p text:style-name="P3"><text:span text:style-name="T6">John</text:span><text:span text:style-name="T5">’s lunch is mostly just </text:span><text:span text:style-name="T12">refined carbohydrate, fat, a little protein, and very little fiber</text:span><text:span text:style-name="T5"> </text:span><text:span text:style-name="T11">VS </text:span><text:span text:style-name="T6">Mike</text:span><text:span text:style-name="T5">’</text:span><text:span text:style-name="T6">s </text:span><text:span text:style-name="T5">lunch </text:span><text:span text:style-name="T6">which</text:span><text:span text:style-name="T5"> had </text:span><text:span text:style-name="T12">a balance of protein, complex carbohydrate, fat, and fiber</text:span><text:span text:style-name="T5">.</text:span></text:p>
      <text:p text:style-name="P5"><text:span text:style-name="T7">------------------------------------------------------</text:span><text:span text:style-name="T9">Q2</text:span><text:span text:style-name="T7">--------------------------------------------------------------</text:span></text:p>
      <text:p text:style-name="P7"/>
      <text:p text:style-name="P9">Theme: choose the right ingredient</text:p>
      <text:p text:style-name="P9"/>
      <text:p text:style-name="P10"><text:span text:style-name="T14">Which of the following </text:span><text:span text:style-name="T15">X</text:span><text:span text:style-name="T14"> ingredients is a healthy</text:span><text:span text:style-name="T13"> way to add protein to </text:span><text:span text:style-name="T14">your meal?</text:span></text:p>
      <text:p text:style-name="P11">- ingredient A</text:p>
      <text:p text:style-name="P12">- ingredient B</text:p>
      <text:p text:style-name="P12">- ingredient C</text:p>
      <text:p text:style-name="P12"/>
      <text:p text:style-name="P5"><text:span text:style-name="T7">------------------------------------------------------</text:span><text:span text:style-name="T9">Q3</text:span><text:span text:style-name="T7">--------------------------------------------------------------</text:span></text:p>
      <text:p text:style-name="P14"/>
      <text:p text:style-name="P4"><text:span text:style-name="T16">Based on</text:span> res<text:span text:style-name="T18">earch</text:span> <text:span text:style-name="T16">findings, the IARC recommends avoiding all forms of processed meats and limiting unprocessed meat intake to 3 to 4 ounce servings, </text:span><text:span text:style-name="T17">no more than 3 times per week</text:span><text:span text:style-name="T16">.</text:span></text:p>
      <text:p text:style-name="P13"/>
      <text:p text:style-name="P15">However, lean, unprocessed red meats can still be part of a healthy diet. Just make sure to limit intake to 3 to 4 ounce servings, no more than 3 times per week.</text:p>
      <text:p text:style-name="P16">- unprocessed red meats</text:p>
      <text:p text:style-name="P6"><text:span text:style-name="T1">- </text:span><text:span text:style-name="T3">pizza meat</text:span></text:p>
      <text:p text:style-name="P17">- burger meat</text:p>
      <text:p text:style-name="P15"/>
      <text:p text:style-name="P6"><text:span text:style-name="T1">------------------------------------------------------</text:span><text:span text:style-name="T2">Q</text:span><text:span text:style-name="T4">4</text:span><text:span text:style-name="T1">------------------------------------------------------------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venir" svg:font-family="Avenir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03T17:38:11.263000000</dc:date>
    <meta:editing-duration>PT17M40S</meta:editing-duration>
    <meta:editing-cycles>6</meta:editing-cycles>
    <meta:document-statistic meta:table-count="0" meta:image-count="0" meta:object-count="0" meta:page-count="1" meta:paragraph-count="18" meta:word-count="212" meta:character-count="1607" meta:non-whitespace-character-count="1416"/>
  </office:meta>
</office:document-meta>
</file>